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068e1" officeooo:paragraph-rsid="000068e1" style:font-size-asian="18pt" style:font-size-complex="18pt"/>
    </style:style>
    <style:style style:name="P2" style:family="paragraph" style:parent-style-name="Standard">
      <style:paragraph-properties fo:text-align="center" style:justify-single-word="false"/>
      <style:text-properties fo:font-size="16pt" officeooo:rsid="000068e1" officeooo:paragraph-rsid="000068e1" style:font-size-asian="14pt" style:font-size-complex="16pt"/>
    </style:style>
    <style:style style:name="P3" style:family="paragraph" style:parent-style-name="Standard">
      <style:paragraph-properties fo:text-align="start" style:justify-single-word="false"/>
      <style:text-properties fo:font-weight="normal" officeooo:rsid="000068e1" officeooo:paragraph-rsid="000068e1" style:font-weight-asian="normal" style:font-weight-complex="normal"/>
    </style:style>
    <style:style style:name="P4" style:family="paragraph" style:parent-style-name="Standard">
      <style:paragraph-properties fo:text-align="start" style:justify-single-word="false"/>
      <style:text-properties fo:font-weight="normal" officeooo:rsid="00020d62" officeooo:paragraph-rsid="00020d62" style:font-weight-asian="normal" style:font-weight-complex="normal"/>
    </style:style>
    <style:style style:name="P5" style:family="paragraph" style:parent-style-name="Standard">
      <style:paragraph-properties fo:text-align="center" style:justify-single-word="false"/>
      <style:text-properties fo:font-size="26pt" fo:font-weight="bold" officeooo:rsid="000068e1" officeooo:paragraph-rsid="000068e1" style:font-size-asian="26pt" style:font-weight-asian="bold" style:font-size-complex="26pt" style:font-weight-complex="bold"/>
    </style:style>
    <style:style style:name="P6" style:family="paragraph" style:parent-style-name="Standard">
      <style:paragraph-properties fo:text-align="center" style:justify-single-word="false"/>
      <style:text-properties fo:font-size="14pt" fo:font-weight="bold" officeooo:rsid="000068e1" officeooo:paragraph-rsid="000068e1"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0607d0" officeooo:paragraph-rsid="000607d0"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0650f1" officeooo:paragraph-rsid="000650f1"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2pt" fo:font-weight="normal" officeooo:rsid="000068e1" officeooo:paragraph-rsid="000068e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068e1" officeooo:paragraph-rsid="0002898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068e1" officeooo:paragraph-rsid="0004219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068e1" officeooo:paragraph-rsid="00068d8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068e1" officeooo:paragraph-rsid="0007308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650f1" officeooo:paragraph-rsid="000650f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650f1" officeooo:paragraph-rsid="00068d8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69bd9" officeooo:paragraph-rsid="00069bd9"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308b" officeooo:paragraph-rsid="0007308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912ea" officeooo:paragraph-rsid="000912e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bold" officeooo:rsid="000912ea" officeooo:paragraph-rsid="000912ea"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07308b" style:font-weight-asian="bold" style:font-weight-complex="bold"/>
    </style:style>
    <style:style style:name="T3" style:family="text">
      <style:text-properties officeooo:rsid="0001cd73"/>
    </style:style>
    <style:style style:name="T4" style:family="text">
      <style:text-properties officeooo:rsid="0002898a"/>
    </style:style>
    <style:style style:name="T5" style:family="text">
      <style:text-properties officeooo:rsid="000607d0"/>
    </style:style>
    <style:style style:name="T6" style:family="text">
      <style:text-properties officeooo:rsid="000650f1"/>
    </style:style>
    <style:style style:name="T7" style:family="text">
      <style:text-properties fo:font-weight="normal" style:font-weight-asian="normal" style:font-weight-complex="normal"/>
    </style:style>
    <style:style style:name="T8" style:family="text">
      <style:text-properties officeooo:rsid="0007308b"/>
    </style:style>
    <style:style style:name="T9" style:family="text">
      <style:text-properties officeooo:rsid="000ac25c"/>
    </style:style>
    <style:style style:name="T10" style:family="text">
      <style:text-properties officeooo:rsid="000f1e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deas for wargame fan-sequel</text:p>
      <text:p text:style-name="P1">by Goldoche</text:p>
      <text:p text:style-name="P2"/>
      <text:p text:style-name="P5">Problems with the design in RD</text:p>
      <text:p text:style-name="P5"/>
      <text:p text:style-name="P6">Suicide-scouting</text:p>
      <text:p text:style-name="P9"><text:span text:style-name="T1">Description</text:span>: Players use cheap APCs to scout enemy forces instead of using dedicated recon options.</text:p>
      <text:p text:style-name="P9"/>
      <text:p text:style-name="P3">Solution 1: Make the transports more <text:span text:style-name="T3">valuable to the player by making them more than one-way taxis </text:span>(see problem #2)</text:p>
      <text:p text:style-name="P3"/>
      <text:p text:style-name="P3">Solution 2: <text:span text:style-name="T3">Have units value their own life a little more. There’s a “rout” mechanic in wargame where a unit can retreat if it takes too much suppression. However, in Red Dragon it’s very downplayed compared to EE to the point it might as well be non-existent. Maybe make the units rout much more easily? Scale a unit’s morale to how much armor it has so frail units like unarmored trucks and APCs are prone to running away. (Potential problem: taking away control from the player)</text:span></text:p>
      <text:p text:style-name="P3"/>
      <text:p text:style-name="P4">Solution 3: Have an option for units to not fire on cheap units <text:span text:style-name="T4">automatically (kind of like how units behave with supply vehicles in RD)</text:span>. <text:span text:style-name="T4">It would also solve the problem of ATGMs wasting their ammo. (Potential problem: generally more micro for the player (but less in some cases))</text:span></text:p>
      <text:p text:style-name="P3"/>
      <text:p text:style-name="P6">Useless transports</text:p>
      <text:p text:style-name="P10"><text:span text:style-name="T1">Description</text:span>: <text:span text:style-name="T4">Because infantry can travel so fast (30km/h!!!), it makes transports useless after bringing infantry to the frontlines. Most APCs become cheap canon-fodder and infantry get back in transports only in some rare cases.</text:span></text:p>
      <text:p text:style-name="P10"/>
      <text:p text:style-name="P11">Solution 1: Make the transports more <text:span text:style-name="T3">valuable to the player by making them more than one-way taxis</text:span>. <text:span text:style-name="T5">Infantry could move slower or the maps could be bigger. Compensate by making the transport better at navigating through forests so the gameplay doesn’t slow down too much. Add an “unload on enemy contact” button for transports.</text:span></text:p>
      <text:p text:style-name="P11"/>
      <text:p text:style-name="P14">Solution 2: <text:s/>Give a partial refund if a player brings back a unit to a spawn.</text:p>
      <text:p text:style-name="P11"/>
      <text:p text:style-name="P8">Spawn areas</text:p>
      <text:p text:style-name="P12"><text:span text:style-name="T1">Description</text:span>: <text:span text:style-name="T6">Pushing towards a spawn becomes increasingly difficult when you approach it because the enemy can nearly instantly kill your units with planes and get reinforcements very quickly. The tug-of-war will happen 95% on the very middle of the map instead of being able to enjoy its full breadth. Maps are much more static because it creates an “elastic” effect where the player with less territory has a huge advantage because of quick reinforcements. While it enables comebacks for losing players, it also discourages pushing in the destruction game-mode. </text:span></text:p>
      <text:p text:style-name="P12"/>
      <text:p text:style-name="P15">Another problem with spawns: players can spawn-camp and get rearshots because units appear in the middle of nowhere.</text:p>
      <text:p text:style-name="P12"/>
      <text:p text:style-name="P16"><text:soft-page-break/>Solution 1: Add a delay somewhere between 0 and 30 seconds (TBD) for the planes to appear so your tanks have a bit of a lee-way when they cross a field. Make the planes spawn way outside the map so they don’t have to turn around if targets are too close and so they don’t die instantly from AA if you’re getting spawn-camped. Spawn your ground units at the very edge of the map instead of at the playing-border (You get control of them when they reach the playing-border). <text:span text:style-name="T4">(Potential problem: </text:span>slows-down the gameplay too much)</text:p>
      <text:p text:style-name="P16"/>
      <text:p text:style-name="P6"><text:span text:style-name="T3">The</text:span> scale</text:p>
      <text:p text:style-name="P13"><text:span text:style-name="T1">Description</text:span><text:span text:style-name="T8">:</text:span><text:span text:style-name="T2"> </text:span><text:span text:style-name="T8">The patriot has a shorter range in-game than MANPADS in real life. Infantry can run at 30km/h with full gear. AMRAAMs with 7km range when they have over 100 IRL. Interceptors. Blue-water navy. Infantry RPGs that shoot way too far. Tanks that are 30 meters long (problem with the base-scale itself). Units run out of gas way too quickly.</text:span></text:p>
      <text:p text:style-name="P13"/>
      <text:p text:style-name="P17">This is purely an issue with realism and the simulator aspect of the game. I’m aware this “issue” is very subjective.</text:p>
      <text:p text:style-name="P13"/>
      <text:p text:style-name="P17">Solutions : Re-balance of all units. Removal of some units like long-range AA missiles, blue-water navy and interceptors. Designing maps with the new scale in mind.</text:p>
      <text:p text:style-name="P17"/>
      <text:p text:style-name="P7">Infantry teleporting <text:span text:style-name="T9">between</text:span> city blocks</text:p>
      <text:p text:style-name="P19">Description<text:span text:style-name="T7">: Dodging HE by teleporting is cheesy as hell.</text:span></text:p>
      <text:p text:style-name="P18"/>
      <text:p text:style-name="P18">Solution 1: Simulate infantry getting inside and outside a building by implementing a short cool-down before any movement, then have them actually walk to <text:span text:style-name="T10">the other</text:span> point before taking cover again.</text:p>
      <text:p text:style-name="P18"/>
      <text:p text:style-name="P7">Helo-rushing</text:p>
      <text:p text:style-name="P19">Description<text:span text:style-name="T7">: Cheesy tactic.</text:span></text:p>
      <text:p text:style-name="P18"/>
      <text:p text:style-name="P18">Solution 1: Give free static AAA with your FOBs. Something like a phalanx. They do have these IRL near bases so it’s realistic enough but they’re for destroying artillery rounds. They’d probably work fine against hinds too though.</text:p>
      <text:p text:style-name="P18"/>
      <text:p text:style-name="P18"><text:a xlink:type="simple" xlink:href="https://www.youtube.com/watch?v=w4PXou0aGiE" text:style-name="Internet_20_link" text:visited-style-name="Visited_20_Internet_20_Link">https://www.youtube.com/watch?v=w4PXou0aGiE</text:a></text:p>
      <text:p text:style-name="P18"/>
      <text:p text:style-name="P18">Solution 2: Rework how helos are balanc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0:31:21.918000000</meta:creation-date>
    <dc:date>2017-11-12T08:27:39.242000000</dc:date>
    <meta:editing-duration>PT11M4S</meta:editing-duration>
    <meta:editing-cycles>5</meta:editing-cycles>
    <meta:generator>LibreOffice/5.4.1.2$Windows_X86_64 LibreOffice_project/ea7cb86e6eeb2bf3a5af73a8f7777ac570321527</meta:generator>
    <meta:document-statistic meta:table-count="0" meta:image-count="0" meta:object-count="0" meta:page-count="2" meta:paragraph-count="28" meta:word-count="698" meta:character-count="4215" meta:non-whitespace-character-count="3543"/>
  </office:meta>
</office:document-meta>
</file>